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GB" officeooo:rsid="001eb0ca" officeooo:paragraph-rsid="001eb0ca"/>
    </style:style>
    <style:style style:name="P2" style:family="paragraph" style:parent-style-name="Standard">
      <style:paragraph-properties fo:text-align="start" style:justify-single-word="false"/>
      <style:text-properties fo:language="en" fo:country="GB" officeooo:rsid="001eb0ca" officeooo:paragraph-rsid="001eb0ca"/>
    </style:style>
    <style:style style:name="P3" style:family="paragraph" style:parent-style-name="Standard">
      <style:paragraph-properties fo:text-align="justify" style:justify-single-word="false"/>
      <style:text-properties fo:language="en" fo:country="GB" officeooo:rsid="001ff867" officeooo:paragraph-rsid="001ff867"/>
    </style:style>
    <style:style style:name="P4" style:family="paragraph" style:parent-style-name="Standard">
      <style:paragraph-properties fo:text-align="justify" style:justify-single-word="false"/>
      <style:text-properties fo:language="en" fo:country="GB" officeooo:rsid="0021eaa5" officeooo:paragraph-rsid="0021eaa5"/>
    </style:style>
    <style:style style:name="P5" style:family="paragraph" style:parent-style-name="Standard">
      <style:paragraph-properties fo:text-align="justify" style:justify-single-word="false"/>
      <style:text-properties fo:language="en" fo:country="GB" fo:font-weight="bold" officeooo:rsid="001eb0ca" officeooo:paragraph-rsid="001eb0ca" style:font-weight-asian="bold" style:font-weight-complex="bold"/>
    </style:style>
    <style:style style:name="P6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n" fo:country="GB" officeooo:rsid="001eb0ca" officeooo:paragraph-rsid="001eb0ca"/>
    </style:style>
    <style:style style:name="P7" style:family="paragraph" style:parent-style-name="Standard" style:master-page-name="">
      <style:paragraph-properties fo:margin-left="1cm" fo:margin-right="0cm" fo:text-align="justify" style:justify-single-word="false" fo:text-indent="0cm" style:auto-text-indent="false" style:page-number="auto"/>
      <style:text-properties fo:language="en" fo:country="GB" officeooo:rsid="001eb0ca" officeooo:paragraph-rsid="001eb0ca"/>
    </style:style>
    <style:style style:name="P8" style:family="paragraph" style:parent-style-name="Standard" style:master-page-name="">
      <style:paragraph-properties fo:margin-left="1cm" fo:margin-right="0cm" fo:text-align="justify" style:justify-single-word="false" fo:text-indent="0cm" style:auto-text-indent="false" style:page-number="auto"/>
      <style:text-properties fo:language="en" fo:country="GB" officeooo:rsid="001ff867" officeooo:paragraph-rsid="001ff867"/>
    </style:style>
    <style:style style:name="P9" style:family="paragraph" style:parent-style-name="Standard" style:master-page-name="">
      <style:paragraph-properties fo:margin-left="1cm" fo:margin-right="0cm" fo:text-align="justify" style:justify-single-word="false" fo:text-indent="0cm" style:auto-text-indent="false" style:page-number="auto"/>
      <style:text-properties fo:language="en" fo:country="GB" fo:font-weight="bold" officeooo:rsid="001eb0ca" officeooo:paragraph-rsid="001eb0ca" style:font-weight-asian="bold" style:font-weight-complex="bold"/>
    </style:style>
    <style:style style:name="P10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language="en" fo:country="GB" officeooo:rsid="001eb0ca" officeooo:paragraph-rsid="00230f28"/>
    </style:style>
    <style:style style:name="P11" style:family="paragraph" style:parent-style-name="Standard" style:master-page-name="">
      <style:paragraph-properties fo:margin-left="2cm" fo:margin-right="0cm" fo:text-align="justify" style:justify-single-word="false" fo:text-indent="0cm" style:auto-text-indent="false" style:page-number="auto"/>
      <style:text-properties fo:language="en" fo:country="GB" officeooo:rsid="001ff867" officeooo:paragraph-rsid="001ff867"/>
    </style:style>
    <style:style style:name="P12" style:family="paragraph" style:parent-style-name="Standard">
      <style:paragraph-properties fo:text-align="justify" style:justify-single-word="false"/>
      <style:text-properties fo:font-size="13pt" fo:language="en" fo:country="GB" fo:font-weight="bold" officeooo:rsid="0021eaa5" officeooo:paragraph-rsid="0021eaa5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5pt" fo:language="en" fo:country="GB" fo:font-weight="bold" officeooo:rsid="0021eaa5" officeooo:paragraph-rsid="0021eaa5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language="en" fo:country="GB" fo:font-weight="bold" officeooo:rsid="001ff867" officeooo:paragraph-rsid="00230f28" style:font-weight-asian="bold" style:font-weight-complex="bold"/>
    </style:style>
    <style:style style:name="P15" style:family="paragraph" style:parent-style-name="Standard" style:master-page-name="">
      <style:paragraph-properties fo:margin-left="1cm" fo:margin-right="0cm" fo:text-align="justify" style:justify-single-word="false" fo:text-indent="0cm" style:auto-text-indent="false" style:page-number="auto"/>
      <style:text-properties fo:language="en" fo:country="GB" fo:font-weight="bold" officeooo:rsid="001ff867" officeooo:paragraph-rsid="001ff867" style:font-weight-asian="bold" style:font-weight-complex="bold"/>
    </style:style>
    <style:style style:name="T1" style:family="text">
      <style:text-properties officeooo:rsid="001eb0ca"/>
    </style:style>
    <style:style style:name="T2" style:family="text">
      <style:text-properties officeooo:rsid="001ff867"/>
    </style:style>
    <style:style style:name="T3" style:family="text">
      <style:text-properties officeooo:rsid="0021eaa5"/>
    </style:style>
    <style:style style:name="T4" style:family="text">
      <style:text-properties fo:font-size="13pt" style:font-size-asian="11.3500003814697pt" style:font-size-complex="13pt"/>
    </style:style>
    <style:style style:name="T5" style:family="text">
      <style:text-properties fo:font-size="15pt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tandard Model Database App Documentation</text:p>
      <text:p text:style-name="P12"/>
      <text:p text:style-name="P1"/>
      <text:p text:style-name="P5">Stack used</text:p>
      <text:p text:style-name="P2"><text:tab/>Node.js/Express.js<text:line-break/><text:tab/>MongoDB</text:p>
      <text:p text:style-name="P1"><text:tab/>Jade for templating</text:p>
      <text:p text:style-name="P1"><text:tab/>jQuery / CoffeeScript</text:p>
      <text:p text:style-name="P1"><text:tab/>Mocha for unit testing</text:p>
      <text:p text:style-name="P1"/>
      <text:p text:style-name="P5">Installation</text:p>
      <text:p text:style-name="P1"><text:tab/>MongoDB</text:p>
      <text:p text:style-name="P1"><text:tab/><text:tab/>no user nor password needed<text:span text:style-name="T2"> </text:span></text:p>
      <text:p text:style-name="P3"><text:tab/><text:tab/>$mongo<text:line-break/><text:span text:style-name="T1"><text:tab/><text:tab/></text:span>&gt; use standardModel</text:p>
      <text:p text:style-name="P3"><text:tab/><text:tab/>&gt; <text:span text:style-name="T1">load("path to project dir/db.js") to load data</text:span></text:p>
      <text:p text:style-name="P4"><text:tab/>Unit tests</text:p>
      <text:p text:style-name="P4"><text:tab/><text:tab/>$ mocha</text:p>
      <text:p text:style-name="P4"><text:tab/>Starting</text:p>
      <text:p text:style-name="P4"><text:tab/><text:tab/>$ node bin/www</text:p>
      <text:p text:style-name="P1"/>
      <text:p text:style-name="P5">MongoDB</text:p>
      <text:p text:style-name="P7">I started with 3 separate collections (particles, physicists, particle groups), but after struggling with 'joining' them in code, I eventually sticked to denormalized, flat model, which apparently is<text:span text:style-name="T3"> a </text:span><text:s/>standard approach anyway.</text:p>
      <text:p text:style-name="P6"/>
      <text:p text:style-name="P8">Notice there is no search index, it would be <text:span text:style-name="T3">obviously </text:span>needed for higher volume of database documents.</text:p>
      <text:p text:style-name="P3"><text:tab/></text:p>
      <text:p text:style-name="P5">Code</text:p>
      <text:p text:style-name="P8">The code was generated using express generator with default settings (like Jade for templating).</text:p>
      <text:p text:style-name="P1"/>
      <text:p text:style-name="P9">Spelling correction</text:p>
      <text:p text:style-name="P10">I used a naive approach with Levenhst<text:span text:style-name="T2">e</text:span>in distance <text:span text:style-name="T3">being calculated </text:span>for every particle name <text:span text:style-name="T2">in database and name with minimal distance as a suggestion is returned. Iterating over all names makes it probably a little bit of ineffective. It could be tweaked more, e.g. for the moment searching for 'tao' or 'qqq' both suggest 'tau', since both are Levenhstein distance values of 3.<text:line-break/></text:span></text:p>
      <text:p text:style-name="P14">CoffeeScript use</text:p>
      <text:p text:style-name="P11">Just client-side code is writt<text:span text:style-name="T3">en</text:span> in CS (i.e. textbox watermarking and a few more)</text:p>
      <text:p text:style-name="P3"/>
      <text:p text:style-name="P15">Grid displaying</text:p>
      <text:p text:style-name="P11">I made it easy and didn't bother with configuring it just with CSS. jQuery on load is used to set main div width, so exactly 3 particle divs fit in one row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niak </meta:initial-creator>
    <meta:creation-date>2015-01-06T14:53:36.882721962</meta:creation-date>
    <dc:date>2015-01-06T15:44:15.890308402</dc:date>
    <dc:creator>maliniak </dc:creator>
    <meta:editing-duration>PT17M9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27" meta:word-count="226" meta:character-count="1423" meta:non-whitespace-character-count="1199"/>
  </office:meta>
</office:document-meta>
</file>